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30000008D505B6174387DB6EA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automatic-styles>
    <style:style style:name="Tabla32" style:family="table">
      <style:table-properties style:width="14.697cm" fo:margin-left="0.116cm" fo:margin-right="0.185cm" table:align="margins" style:writing-mode="lr-tb"/>
    </style:style>
    <style:style style:name="Tabla32.A" style:family="table-column">
      <style:table-column-properties style:column-width="14.697cm" style:rel-column-width="65535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1" style:family="table">
      <style:table-properties style:width="14.697cm" fo:margin-left="0.116cm" fo:margin-right="0.185cm" table:align="margins" style:writing-mode="lr-tb"/>
    </style:style>
    <style:style style:name="Tabla31.A" style:family="table-column">
      <style:table-column-properties style:column-width="14.697cm" style:rel-column-width="65535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0" style:family="table">
      <style:table-properties style:width="14.697cm" fo:margin-left="0.116cm" fo:margin-right="0.185cm" table:align="margins" style:writing-mode="lr-tb"/>
    </style:style>
    <style:style style:name="Tabla30.A" style:family="table-column">
      <style:table-column-properties style:column-width="14.697cm" style:rel-column-width="65535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9" style:family="table">
      <style:table-properties style:width="14.697cm" fo:margin-left="0.116cm" fo:margin-right="0.185cm" table:align="margins" style:writing-mode="lr-tb"/>
    </style:style>
    <style:style style:name="Tabla29.A" style:family="table-column">
      <style:table-column-properties style:column-width="14.697cm" style:rel-column-width="65535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8" style:family="table">
      <style:table-properties style:width="14.697cm" fo:margin-left="0.116cm" fo:margin-right="0.185cm" table:align="margins" style:writing-mode="lr-tb"/>
    </style:style>
    <style:style style:name="Tabla28.A" style:family="table-column">
      <style:table-column-properties style:column-width="14.697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7" style:family="table">
      <style:table-properties style:width="14.697cm" fo:margin-left="0.116cm" fo:margin-right="0.185cm" table:align="margins" style:writing-mode="lr-tb"/>
    </style:style>
    <style:style style:name="Tabla27.A" style:family="table-column">
      <style:table-column-properties style:column-width="14.69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4.697cm" fo:margin-left="0.116cm" fo:margin-right="0.185cm" table:align="margins" style:writing-mode="lr-tb"/>
    </style:style>
    <style:style style:name="Tabla26.A" style:family="table-column">
      <style:table-column-properties style:column-width="14.697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4.697cm" fo:margin-left="0.116cm" fo:margin-right="0.185cm" table:align="margins" style:writing-mode="lr-tb"/>
    </style:style>
    <style:style style:name="Tabla25.A" style:family="table-column">
      <style:table-column-properties style:column-width="14.697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4.697cm" fo:margin-left="0.116cm" fo:margin-right="0.185cm" table:align="margins" style:writing-mode="lr-tb"/>
    </style:style>
    <style:style style:name="Tabla24.A" style:family="table-column">
      <style:table-column-properties style:column-width="14.697cm" style:rel-column-width="65535*"/>
    </style:style>
    <style:style style:name="Tabla24.1" style:family="table-row">
      <style:table-row-properties style:min-row-height="1.296cm"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4.697cm" fo:margin-left="0.116cm" fo:margin-right="0.185cm" table:align="margins" style:writing-mode="lr-tb"/>
    </style:style>
    <style:style style:name="Tabla23.A" style:family="table-column">
      <style:table-column-properties style:column-width="14.697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4.697cm" fo:margin-left="0.116cm" fo:margin-right="0.185cm" table:align="margins" style:writing-mode="lr-tb"/>
    </style:style>
    <style:style style:name="Tabla22.A" style:family="table-column">
      <style:table-column-properties style:column-width="14.69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4.697cm" fo:margin-left="0.116cm" fo:margin-right="0.185cm" table:align="margins" style:writing-mode="lr-tb"/>
    </style:style>
    <style:style style:name="Tabla21.A" style:family="table-column">
      <style:table-column-properties style:column-width="14.69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4.697cm" fo:margin-left="0.116cm" fo:margin-right="0.185cm" table:align="margins" style:writing-mode="lr-tb"/>
    </style:style>
    <style:style style:name="Tabla20.A" style:family="table-column">
      <style:table-column-properties style:column-width="14.69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4.697cm" fo:margin-left="0.116cm" fo:margin-right="0.185cm" table:align="margins" style:writing-mode="lr-tb"/>
    </style:style>
    <style:style style:name="Tabla19.A" style:family="table-column">
      <style:table-column-properties style:column-width="14.69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23bc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0f25f" officeooo:paragraph-rsid="0030f25f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1a65b" officeooo:paragraph-rsid="0031a65b" style:font-size-asian="12pt" style:font-size-complex="12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23153" officeooo:paragraph-rsid="00323153" style:font-size-asian="12pt" style:font-size-complex="12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2937b" officeooo:paragraph-rsid="0032937b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601e4" officeooo:paragraph-rsid="003601e4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8b977" officeooo:paragraph-rsid="0038b977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98af5" officeooo:paragraph-rsid="00398af5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9be99" officeooo:paragraph-rsid="0039be99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bb1ee" officeooo:paragraph-rsid="003bb1ee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bd6f3" officeooo:paragraph-rsid="003bd6f3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c36d6" officeooo:paragraph-rsid="003c36d6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officeooo:rsid="002d06d0" officeooo:paragraph-rsid="002d06d0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normal" officeooo:rsid="002e3abb" officeooo:paragraph-rsid="002e3ab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normal" officeooo:rsid="002e3abb" officeooo:paragraph-rsid="00302e27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1505d" officeooo:paragraph-rsid="003de15a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376e1" officeooo:paragraph-rsid="003de15a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9be99" officeooo:paragraph-rsid="003de15a" style:font-size-asian="12pt" style:font-size-complex="12pt"/>
    </style:style>
    <style:style style:name="P24" style:family="paragraph" style:parent-style-name="Text_20_body" style:list-style-name="L1">
      <style:paragraph-properties fo:text-align="justify" style:justify-single-word="false" style:snap-to-layout-grid="false"/>
      <style:text-properties fo:color="#0000ff" style:font-name="Arial" fo:font-size="12pt" officeooo:paragraph-rsid="00302e27" style:font-size-asian="12pt" style:font-size-complex="12pt"/>
    </style:style>
    <style:style style:name="P25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2d06d0" officeooo:paragraph-rsid="002d06d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style:use-window-font-color="true" style:font-name="Arial" fo:font-size="11pt" officeooo:rsid="001d23bc" style:font-size-asian="9.60000038146973pt" style:font-name-complex="Arial" style:font-size-complex="11pt"/>
    </style:style>
    <style:style style:name="T5" style:family="text">
      <style:text-properties style:use-window-font-color="true" style:font-name="Times New Roman" fo:font-size="10.5pt" fo:font-style="normal" style:text-underline-style="none" fo:font-weight="normal" officeooo: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6" style:family="text">
      <style:text-properties officeooo:rsid="002d06d0"/>
    </style:style>
    <style:style style:name="T7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style:font-name="Arial" fo:font-size="14pt" fo:font-style="normal" style:text-underline-style="none" fo:font-weight="bold" officeooo:rsid="002d06d0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officeooo:rsid="00302e2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47f8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1505d" style:font-weight-asian="normal" style:font-weight-complex="normal"/>
    </style:style>
    <style:style style:name="T14" style:family="text">
      <style:text-properties officeooo:rsid="003bd6f3"/>
    </style:style>
    <style:style style:name="T15" style:family="text">
      <style:text-properties officeooo:rsid="003be895"/>
    </style:style>
    <style:style style:name="T16" style:family="text">
      <style:text-properties officeooo:rsid="003de15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DE. IES Haría</text:p>
      <text:p text:style-name="P3">UT<text:span text:style-name="T6">2</text:span>. Actividad <text:span text:style-name="T6">5</text:span></text:p>
      <text:h text:style-name="P25" text:outline-level="1">Preguntas</text:h>
      <text:p text:style-name="P16"><text:span text:style-name="T8">C</text:span><text:span text:style-name="T7">apa física. Tipos de comunicación. Medios físicos y Redes Ethernet</text:span></text:p>
      <text:p text:style-name="P15"/>
      <text:p text:style-name="P15"/>
      <text:p text:style-name="P17"/>
      <text:p text:style-name="P17"/>
      <text:p text:style-name="P18">¿En qué estándar se define Ethernet? </text:p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4">Estándar IEEE 802.3</text:p>
          </table:table-cell>
        </table:table-row>
      </table:table>
      <text:p text:style-name="P18"/>
      <text:p text:style-name="P18">¿Qué se consigue al trenzar dos cables? </text:p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4">Se consigue que los alambres no tengan interferencias con otros cables cercanos</text:p>
          </table:table-cell>
        </table:table-row>
      </table:table>
      <text:p text:style-name="P17"/>
      <text:p text:style-name="P18">¿En qué tipo de cable de par trenzado cada par es apantallado individualmente? </text:p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4">En el STP</text:p>
          </table:table-cell>
        </table:table-row>
      </table:table>
      <text:p text:style-name="P17"/>
      <text:p text:style-name="P18">¿Qué método de acceso al medio se utiliza en todas las tecnologías Ethernet? </text:p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4">CSMA/CD</text:p>
          </table:table-cell>
        </table:table-row>
      </table:table>
      <text:p text:style-name="P18"/>
      <text:p text:style-name="P18">¿Qué tipo de cable de par trenzado es el más rígido? </text:p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4">El STP</text:p>
          </table:table-cell>
        </table:table-row>
      </table:table>
      <text:p text:style-name="P17"/>
      <text:p text:style-name="P18">¿De qué categoría debería ser el cable de par trenzado de nuestra red si vamos a transmitir a velocidades de 1000Mbps? 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4">Categoria 5 <text:span text:style-name="T15">mejorado</text:span></text:p>
          </table:table-cell>
        </table:table-row>
      </table:table>
      <text:p text:style-name="P18"/>
      <text:p text:style-name="P18">¿Qué parámetros importantes definen a los canales de comunicación? 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list xml:id="list3950710936483372697" text:style-name="L1">
              <text:list-item>
                <text:p text:style-name="P24">El número de voltios que se utiliza para representar el valor 1 y el valor 0 binarios.</text:p>
              </text:list-item>
              <text:list-item>
                <text:p text:style-name="P24">El valor en microsegundos que dura cada bit en la transmisión.</text:p>
              </text:list-item>
              <text:list-item>
                <text:p text:style-name="P24">El tipo de transmisión que se llevará a cabo: en una dirección o en ambas direcciones de furma simultanea o alternada.</text:p>
              </text:list-item>
              <text:list-item>
                <text:p text:style-name="P24">La forma de establecer la conexión inicial.</text:p>
              </text:list-item>
              <text:list-item>
                <text:p text:style-name="P24"><text:soft-page-break/>El modo en que se interrumpe la conexión cuando los equipos han terminado de transmitir.</text:p>
              </text:list-item>
            </text:list>
          </table:table-cell>
        </table:table-row>
      </table:table>
      <text:p text:style-name="P17"/>
      <text:p text:style-name="P18">¿Cómo se llama el conector que se utiliza en los cables de par trenzado? 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4">Conector RJ-45</text:p>
          </table:table-cell>
        </table:table-row>
      </table:table>
      <text:p text:style-name="P18"/>
      <text:p text:style-name="P18">¿Por qué fenómeno electromagnético se interfieren dos cables paralelos? 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4">Inducción electromagnética</text:p>
          </table:table-cell>
        </table:table-row>
      </table:table>
      <text:p text:style-name="P17"/>
      <text:p text:style-name="P18">Si tenemos un cable coaxial de cuyo hilo de cobre interior tiene un diámetro de 0,8mm y otro que tiene 1,2mm ¿Cuál de los dos tendrá más alcance? 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4">El de 1,2mm</text:p>
          </table:table-cell>
        </table:table-row>
      </table:table>
      <text:p text:style-name="P17"/>
      <text:p text:style-name="P18">¿Qué tipo de elemento de conexión se usa en las redes de cable coaxial para absorber las señales perdidas? 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4">Un Terminador</text:p>
          </table:table-cell>
        </table:table-row>
      </table:table>
      <text:p text:style-name="P18"/>
      <text:p text:style-name="P18">¿De qué tres formas se puede clasificar los tipos de transmisión de las señales? 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21">Forma de agrupar el envio</text:p>
            <text:p text:style-name="P21">forma en que se sincronizan emisor y receptor</text:p>
            <text:p text:style-name="P21"><text:span text:style-name="Strong_20_Emphasis"><text:span text:style-name="T13">modo de comunicación entre dispositivos</text:span></text:span></text:p>
          </table:table-cell>
        </table:table-row>
      </table:table>
      <text:p text:style-name="P17"/>
      <text:p text:style-name="P18">¿En qué tipo de hub no se regenera la señal que se recibe antes de ser reenviada? 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">De tipo pasivo</text:p>
          </table:table-cell>
        </table:table-row>
      </table:table>
      <text:p text:style-name="P18"/>
      <text:p text:style-name="P18">¿Qué medio de comunicación de los que hemos visto no utiliza ondas electromagnéticas para transmitir las señales? 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5">La fribra óptica</text:p>
          </table:table-cell>
        </table:table-row>
      </table:table>
      <text:p text:style-name="P18"/>
      <text:p text:style-name="P18">¿En qué modo se realizará la comunicación entre dos estaciones cuando uno de ellos funciona en modo full-duplex y el otro en modo half-duplex? 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7"><text:span text:style-name="T16">Half</text:span>-duplex</text:p>
          </table:table-cell>
        </table:table-row>
      </table:table>
      <text:p text:style-name="P17"/>
      <text:p text:style-name="P18">De los dos elementos principales de la fibra óptica. ¿Cuál tiene un índice de refracción menor? </text:p>
      <table:table table:name="Tabla17" table:style-name="Tabla17">
        <table:table-column table:style-name="Tabla17.A"/>
        <text:soft-page-break/>
        <table:table-row table:style-name="Tabla17.1">
          <table:table-cell table:style-name="Tabla17.A1" office:value-type="string">
            <text:p text:style-name="P22">El revestimiento</text:p>
          </table:table-cell>
        </table:table-row>
      </table:table>
      <text:p text:style-name="P18"/>
      <text:p text:style-name="P18">¿Qué parámetro de los medios guiados se ve influido por la atenuación de la señal? 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4">El alcance de la señal </text:p>
          </table:table-cell>
        </table:table-row>
      </table:table>
      <text:p text:style-name="P17"/>
      <text:p text:style-name="P18">¿Qué tipo de fibra óptica tiene un índice de refracción que va en aumento? 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">El de multimodo de indice gradual</text:p>
          </table:table-cell>
        </table:table-row>
      </table:table>
      <text:p text:style-name="P17"/>
      <text:p text:style-name="P18">¿De los <text:span text:style-name="T10">medios de transmisión</text:span> que hemos visto cuál o cuáles podríamos utilizar si <text:span text:style-name="T9">quisiéramos</text:span> transmitir a 600m, 400m, 150m y 90m? 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">600m = 1000BaseLX monomodo [2 fibras ópticas monomodo]</text:p>
            <text:p text:style-name="P7">400m = 10Base5 [cable coaxial grueso]</text:p>
            <text:p text:style-name="P7">150m = 10Base2 [cable coaxial fino]</text:p>
            <text:p text:style-name="P7">90m = 100BaseT4 [4 pares UTP de Cat 3 a 5]</text:p>
          </table:table-cell>
        </table:table-row>
      </table:table>
      <text:p text:style-name="P18"><text:span text:style-name="Source_20_Text"><text:span text:style-name="T5"/></text:span></text:p>
      <text:p text:style-name="P17"/>
      <text:p text:style-name="P18">¿Nombra dos ventajas y dos inconvenientes del uso de cable coaxial? 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7">Ventajas:</text:p>
            <text:p text:style-name="P7">-<text:span text:style-name="T11">Transmisión telefónica de larga distancia.</text:span></text:p>
            <text:p text:style-name="P7">-<text:span text:style-name="T11">Redes de área local.</text:span></text:p>
            <text:p text:style-name="P7">-<text:span text:style-name="T11">Distribución de televisión a casas individuales ( televisión por cable)</text:span></text:p>
            <text:p text:style-name="P7"/>
            <text:p text:style-name="P7">Inconvenientes:</text:p>
            <text:p text:style-name="P7">-<text:span text:style-name="T11">El grosor dificulta la instalación y con ello su coste de mano de obra</text:span></text:p>
            <text:p text:style-name="P7">-<text:span text:style-name="T11">Inflexibilidad</text:span></text:p>
            <text:p text:style-name="P7">-<text:span text:style-name="T11">Intolerancia a fallos</text:span></text:p>
            <text:p text:style-name="P7">-<text:span text:style-name="T11">Dificultad para localizar fallos</text:span></text:p>
          </table:table-cell>
        </table:table-row>
      </table:table>
      <text:p text:style-name="P18"/>
      <text:p text:style-name="P18">¿Qué tipo de cable de par trenzado no lleva ningún recubrimiento o pantalla protectora? 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8">UTP</text:p>
          </table:table-cell>
        </table:table-row>
      </table:table>
      <text:p text:style-name="P18"/>
      <text:p text:style-name="P18">¿En qué tipo de transmisión de la información se usa un reloj de referencia para sincronizarse emisor y receptor? 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8">En la transmisión con Sincronia (full-duplex)</text:p>
          </table:table-cell>
        </table:table-row>
      </table:table>
      <text:p text:style-name="P17"/>
      <text:p text:style-name="P18">¿Cuál es la forma abreviada de nombrar la tecnología Ethernet que utiliza 4 pares <text:span text:style-name="T9">de cables </text:span>UTP para transmitir a velocidades de 1Gbps? </text:p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11">1000BaseTX</text:p>
          </table:table-cell>
        </table:table-row>
      </table:table>
      <text:p text:style-name="P17"/>
      <text:p text:style-name="P18">¿Que tipos de Ethernet que nos permitirían transmitir a velocidades de 10 mbps a una distancia de hasta 300m?¿y si la velocidad requerida fuese de 1Gbps? 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9">10 mbps / 300 m = 10Base5</text:p>
            <text:p text:style-name="P9">1 Gbps / 300 m = 1000BaseSX , 1000BaseLX</text:p>
          </table:table-cell>
        </table:table-row>
      </table:table>
      <text:p text:style-name="P17"/>
      <text:p text:style-name="P18">¿A qué se denomina segmento de red? 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3">Se denomina segmento de red a un conjunto de equipos conectados a una misma red (LAN) <text:span text:style-name="T16">o A los dominios de colisión</text:span></text:p>
          </table:table-cell>
        </table:table-row>
      </table:table>
      <text:p text:style-name="P17"/>
      <text:p text:style-name="P18">¿Qué tipo de elemento de conexión se conecta a la tarjeta de red en las redes de cable coaxial?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0">El conector <text:span text:style-name="T16">BNC</text:span></text:p>
          </table:table-cell>
        </table:table-row>
      </table:table>
      <text:p text:style-name="P18"/>
      <text:p text:style-name="P18">¿Qué es una tormenta de difusión? 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Una tormenta de difusión es cuando existen tantas tramas de difusión atrapadas en la capa 2 que consume todo el ancho de banda</text:p>
          </table:table-cell>
        </table:table-row>
      </table:table>
      <text:p text:style-name="P17"/>
      <text:p text:style-name="P17">¿Qué tipo de dispositivo crea una topología lógica en bus y tiene una topología física en estrella? </text:p>
      <text:p text:style-name="P17"/>
      <text:p text:style-name="P17">- <text:span text:style-name="T14">El hub</text:span></text:p>
      <text:p text:style-name="P17"/>
      <text:p text:style-name="P18">¿Cómo se llama la forma de interconectar varios hubs entre sí cuando todos ellos se conectan a un hub central?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En estrella</text:p>
          </table:table-cell>
        </table:table-row>
      </table:table>
      <text:p text:style-name="P18"/>
      <text:p text:style-name="P18">¿Qué tipo de conector de fibra óptica suele utilizarse en redes que utilizan tanto cables de par trenzado como de fibra óptica 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ST (Straight Tip)</text:p>
          </table:table-cell>
        </table:table-row>
      </table:table>
      <text:p text:style-name="P18"/>
      <text:p text:style-name="P18">¿Qué parámetro de los medios guiados se ve influido por las interferencias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La calidad de la señal</text:p>
          </table:table-cell>
        </table:table-row>
      </table:table>
      <text:p text:style-name="P17"/>
      <text:p text:style-name="P18">¿Qué diferencias hay entre los hubs y los switch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Un hub es el centro donde convergen las conexiones de todos los equipos. <text:s/><text:soft-page-break/>y un switch permite hacerlo pero a nivel de enlace <text:span text:style-name="T14">segmentando una red para aumentar su rendimiento</text:span></text:p>
          </table:table-cell>
        </table:table-row>
      </table:table>
      <text:p text:style-name="P18"/>
      <text:p text:style-name="P17">¿Qué medios de transmisión utilizan ondas electromagnéticas para la transmisión de información?¿Los guiados o los no guiados? 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2">Ambos utilizan ondas electromagneticas</text:p>
          </table:table-cell>
        </table:table-row>
      </table:table>
      <text:p text:style-name="P1"><text:span text:style-name="Source_20_Text"><text:span text:style-name="T4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me P Gothic C4" style:font-family-asian="'Ume P Gothic C4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1">-A</text:span><text:span text:style-name="MT2">5</text:span><text:span text:style-name="MT1">. </text:span><text:span text:style-name="MT2">Preguntas capa física, medios de comunicación y Ethernet</text:span><text:span text:style-name="MT3"><text:tab/></text:span><text:span text:style-name="MT3"><draw:frame draw:style-name="Mfr1" draw:name="gráficos1" text:anchor-type="as-char" svg:width="2.335cm" svg:height="0.818cm" draw:z-index="4"><draw:image xlink:href="Pictures/10000201000001930000008D505B6174387DB6EA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 LibreOffice_project/00m0$Build-2</meta:generator>
    <dc:title>Programación en Lenguajes Estructurados</dc:title>
    <meta:initial-creator>Raúl Ruiz Padilla</meta:initial-creator>
    <meta:creation-date>2007-03-25T16:26:00</meta:creation-date>
    <dc:date>2015-12-01T19:27:50.340199663</dc:date>
    <meta:print-date>2007-05-15T10:21:03</meta:print-date>
    <meta:editing-cycles>73</meta:editing-cycles>
    <meta:editing-duration>PT13H2M22S</meta:editing-duration>
    <dc:creator>ivan </dc:creator>
    <meta:document-statistic meta:table-count="32" meta:image-count="1" meta:object-count="0" meta:page-count="5" meta:paragraph-count="89" meta:word-count="878" meta:character-count="5111" meta:non-whitespace-character-count="4294"/>
    <meta:user-defined meta:name="Info 1"/>
    <meta:user-defined meta:name="Info 2"/>
    <meta:user-defined meta:name="Info 3"/>
    <meta:user-defined meta:name="Info 4"/>
  </office:meta>
</office:document-meta>
</file>